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666666" draw:textarea-horizontal-align="left" draw:textarea-vertical-align="bottom" draw:auto-grow-height="false"/>
    </style:style>
    <style:style style:name="gr2" style:family="graphic" style:parent-style-name="standard">
      <style:graphic-properties svg:stroke-color="#aea79f" draw:fill="solid" draw:fill-color="#aea79f" draw:textarea-horizontal-align="right" draw:textarea-vertical-align="middle" draw:auto-grow-height="false"/>
    </style:style>
    <style:style style:name="gr3" style:family="graphic" style:parent-style-name="standard">
      <style:graphic-properties svg:stroke-color="#cccccc" draw:fill="solid" draw:fill-color="#cccccc" draw:textarea-horizontal-align="left" draw:textarea-vertical-align="bottom" draw:auto-grow-height="false"/>
    </style:style>
    <style:style style:name="gr4" style:family="graphic" style:parent-style-name="standard">
      <style:graphic-properties svg:stroke-color="#cccccc" draw:fill="solid" draw:fill-color="#cccccc" draw:textarea-horizontal-align="right" draw:textarea-vertical-align="middle" draw:auto-grow-height="false"/>
    </style:style>
    <style:style style:name="gr5" style:family="graphic" style:parent-style-name="standard">
      <style:graphic-properties svg:stroke-color="#666666" draw:fill="solid" draw:fill-color="#666666" draw:textarea-horizontal-align="right" draw:textarea-vertical-align="top" draw:auto-grow-height="false"/>
    </style:style>
    <style:style style:name="gr6" style:family="graphic" style:parent-style-name="standard">
      <style:graphic-properties svg:stroke-color="#cccccc" draw:fill="solid" draw:fill-color="#cccccc" draw:textarea-horizontal-align="right" draw:textarea-vertical-align="bottom" draw:auto-grow-height="false"/>
    </style:style>
    <style:style style:name="gr7" style:family="graphic" style:parent-style-name="standard">
      <style:graphic-properties svg:stroke-color="#aea79f" draw:fill="solid" draw:fill-color="#aea79f" draw:textarea-horizontal-align="left" draw:textarea-vertical-align="bottom" draw:auto-grow-height="false"/>
    </style:style>
    <style:style style:name="gr8" style:family="graphic" style:parent-style-name="standard">
      <style:graphic-properties svg:stroke-color="#cccccc" draw:fill="solid" draw:fill-color="#cccccc" draw:textarea-horizontal-align="left" draw:textarea-vertical-align="top" draw:auto-grow-height="false"/>
    </style:style>
    <style:style style:name="gr9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cc99ff" draw:fill="solid" draw:fill-color="#cc99ff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color="#9999cc" draw:fill="solid" draw:fill-color="#9999cc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8pt" style:font-size-complex="18pt"/>
    </style:style>
    <style:style style:name="P5" style:family="paragraph">
      <style:paragraph-properties fo:text-align="end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style:font-size-asian="12pt" style:font-size-complex="12pt"/>
    </style:style>
    <style:style style:name="P8" style:family="paragraph">
      <style:paragraph-properties fo:text-align="center"/>
      <style:text-properties fo:font-size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43cm" svg:height="2.032cm" svg:x="3.638cm" svg:y="17.448cm">
          <text:p text:style-name="P1"><text:span text:style-name="T1">observable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88cm" svg:height="1.731cm" svg:x="3.725cm" svg:y="15.717cm">
          <text:p text:style-name="P2">eclipse.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975cm" svg:height="2.527cm" svg:x="3.63cm" svg:y="13.265cm">
          <text:p text:style-name="P3"><text:span text:style-name="T1">tau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6cm" svg:x="3.63cm" svg:y="12.228cm">
          <text:p text:style-name="P3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975cm" svg:height="0.509cm" svg:x="3.63cm" svg:y="11.782cm">
          <text:p text:style-name="P3"><text:span text:style-name="T1">idxrefraction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5cm" svg:x="3.63cm" svg:y="11.264cm">
          <text:p text:style-name="P3"><text:span text:style-name="T1">cia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975cm" svg:height="0.621cm" svg:x="3.63cm" svg:y="10.745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38cm" svg:height="0.749cm" svg:x="3.667cm" svg:y="9.509cm">
          <text:p text:style-name="P1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6cm" svg:x="3.63cm" svg:y="10.226cm">
          <text:p text:style-name="P3"><text:span text:style-name="T1">cia.c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082cm" svg:height="1.021cm" svg:x="9.523cm" svg:y="8.488cm">
          <text:p text:style-name="P5">makesample.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45cm" svg:height="0.947cm" svg:x="9.56cm" svg:y="7.556cm">
          <text:p text:style-name="P1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876cm" svg:height="1.983cm" svg:x="3.647cm" svg:y="7.556cm">
          <text:p text:style-name="P1"><text:span text:style-name="T1">opacity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5cm" svg:x="3.63cm" svg:y="7.006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58cm" svg:height="2.037cm" svg:x="3.647cm" svg:y="4.96cm">
          <text:p text:style-name="P1"><text:span text:style-name="T1">readlineinfo.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58cm" svg:height="1.521cm" svg:x="3.647cm" svg:y="3.404cm">
          <text:p text:style-name="P1"><text:span text:style-name="T1">readatm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975cm" svg:height="0.622cm" svg:x="3.63cm" svg:y="2.854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58cm" svg:height="1.658cm" svg:x="3.647cm" svg:y="1.254cm">
          <text:p text:style-name="P1"><text:span text:style-name="T1">argum.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65cm" svg:height="18.161cm" svg:x="1.254cm" svg:y="1.254cm">
          <text:p text:style-name="P1"><text:span text:style-name="T1">transit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1.774cm" svg:height="0.376cm" svg:x="1.41cm" svg:y="2.006cm">
          <text:p text:style-name="P6"><text:span text:style-name="T2">transit_ini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389cm" svg:height="0.376cm" svg:x="3.835cm" svg:y="2.006cm">
          <text:p text:style-name="P6"><text:span text:style-name="T2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84cm" svg:y1="2.194cm" svg:x2="3.835cm" svg:y2="2.194cm" draw:start-shape="id1" draw:start-glue-point="1" draw:end-shape="id2" draw:end-glue-point="3" svg:d="M3184 2194h651" svg:viewBox="0 0 652 1">
          <text:p/>
        </draw:connector>
        <draw:connector draw:style-name="gr10" draw:text-style-name="P8" draw:layer="layout" draw:type="line" svg:x1="6.224cm" svg:y1="2.672cm" svg:x2="6.607cm" svg:y2="2.672cm" draw:start-shape="id3" draw:start-glue-point="1" draw:end-shape="id4" draw:end-glue-point="3" svg:d="M6224 2672h383" svg:viewBox="0 0 384 1">
          <text:p/>
        </draw:connector>
        <draw:custom-shape draw:style-name="gr9" draw:text-style-name="P7" xml:id="id3" draw:id="id3" draw:layer="layout" svg:width="2.389cm" svg:height="0.374cm" svg:x="3.835cm" svg:y="2.485cm">
          <text:p text:style-name="P6"><text:span text:style-name="T2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4" draw:id="id4" draw:layer="layout" svg:width="2.696cm" svg:height="0.374cm" svg:x="6.607cm" svg:y="2.485cm">
          <text:p text:style-name="P6"><text:span text:style-name="T2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7" draw:id="id27" draw:layer="layout" svg:width="1.745cm" svg:height="0.375cm" svg:x="1.41cm" svg:y="10.771cm">
          <text:p text:style-name="P6"><text:span text:style-name="T2">do_transi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5" draw:id="id45" draw:layer="layout" svg:width="1.745cm" svg:height="0.375cm" svg:x="1.41cm" svg:y="18.889cm">
          <text:p text:style-name="P6"><text:span text:style-name="T3">free_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" draw:id="id5" draw:layer="layout" svg:width="2.389cm" svg:height="0.374cm" svg:x="3.835cm" svg:y="2.961cm">
          <text:p text:style-name="P6"><text:span text:style-name="T2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6" draw:id="id6" draw:layer="layout" svg:width="2.696cm" svg:height="0.375cm" svg:x="6.607cm" svg:y="2.976cm">
          <text:p text:style-name="P6"><text:span text:style-name="T2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3.148cm" svg:x2="6.607cm" svg:y2="3.163cm" draw:start-shape="id5" draw:start-glue-point="1" draw:end-shape="id6" draw:end-glue-point="3" svg:d="M6224 3148l383 15" svg:viewBox="0 0 384 16">
          <text:p/>
        </draw:connector>
        <draw:custom-shape draw:style-name="gr9" draw:text-style-name="P7" xml:id="id7" draw:id="id7" draw:layer="layout" svg:width="2.389cm" svg:height="0.375cm" svg:x="3.835cm" svg:y="3.474cm">
          <text:p text:style-name="P6"><text:span text:style-name="T2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8" draw:id="id8" draw:layer="layout" svg:width="2.696cm" svg:height="0.375cm" svg:x="6.607cm" svg:y="3.487cm">
          <text:p text:style-name="P6"><text:span text:style-name="T2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2" draw:id="id12" draw:layer="layout" svg:width="2.696cm" svg:height="0.373cm" svg:x="6.607cm" svg:y="3.98cm">
          <text:p text:style-name="P6"><text:span text:style-name="T2">read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3" draw:id="id13" draw:layer="layout" svg:width="2.696cm" svg:height="0.376cm" svg:x="6.607cm" svg:y="4.471cm">
          <text:p text:style-name="P6"><text:span text:style-name="T2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3.661cm" svg:x2="6.607cm" svg:y2="3.674cm" draw:start-shape="id7" draw:start-glue-point="1" draw:end-shape="id8" draw:end-glue-point="3" svg:d="M6224 3661l383 13" svg:viewBox="0 0 384 14">
          <text:p/>
        </draw:connector>
        <draw:custom-shape draw:style-name="gr9" draw:text-style-name="P7" xml:id="id9" draw:id="id9" draw:layer="layout" svg:width="2.389cm" svg:height="0.375cm" svg:x="3.835cm" svg:y="4.949cm">
          <text:p text:style-name="P6"><text:span text:style-name="T2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0" draw:id="id10" draw:layer="layout" svg:width="2.696cm" svg:height="0.375cm" svg:x="6.607cm" svg:y="4.963cm">
          <text:p text:style-name="P6"><text:span text:style-name="T2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1" draw:id="id11" draw:layer="layout" svg:width="2.389cm" svg:height="0.375cm" svg:x="9.654cm" svg:y="4.963cm">
          <text:p text:style-name="P6"><text:span text:style-name="T2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5.15cm" draw:start-shape="id9" draw:start-glue-point="1" draw:end-shape="id10" draw:end-glue-point="3" svg:d="M6224 5136l383 14" svg:viewBox="0 0 384 15">
          <text:p/>
        </draw:connector>
        <draw:connector draw:style-name="gr10" draw:text-style-name="P8" draw:layer="layout" draw:type="line" svg:x1="9.379cm" svg:y1="5.149cm" svg:x2="9.654cm" svg:y2="5.15cm" draw:end-shape="id11" draw:end-glue-point="3" svg:d="M9379 5149l275 1" svg:viewBox="0 0 276 2">
          <text:p/>
        </draw:connector>
        <draw:connector draw:style-name="gr10" draw:text-style-name="P8" draw:layer="layout" draw:type="line" svg:x1="6.224cm" svg:y1="3.661cm" svg:x2="6.607cm" svg:y2="4.166cm" draw:start-shape="id7" draw:start-glue-point="1" draw:end-shape="id12" draw:end-glue-point="3" svg:d="M6224 3661l383 505" svg:viewBox="0 0 384 506">
          <text:p/>
        </draw:connector>
        <draw:connector draw:style-name="gr10" draw:text-style-name="P8" draw:layer="layout" draw:type="line" svg:x1="6.224cm" svg:y1="3.661cm" svg:x2="6.607cm" svg:y2="4.659cm" draw:start-shape="id7" draw:start-glue-point="1" draw:end-shape="id13" draw:end-glue-point="3" svg:d="M6224 3661l383 998" svg:viewBox="0 0 384 999">
          <text:p/>
        </draw:connector>
        <draw:custom-shape draw:style-name="gr9" draw:text-style-name="P7" xml:id="id14" draw:id="id14" draw:layer="layout" svg:width="2.696cm" svg:height="0.376cm" svg:x="6.607cm" svg:y="5.504cm">
          <text:p text:style-name="P6"><text:span text:style-name="T2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5" draw:id="id15" draw:layer="layout" svg:width="2.696cm" svg:height="0.377cm" svg:x="6.607cm" svg:y="6.044cm">
          <text:p text:style-name="P6"><text:span text:style-name="T2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5.692cm" draw:start-shape="id9" draw:start-glue-point="1" draw:end-shape="id14" draw:end-glue-point="3" svg:d="M6224 5136l383 556" svg:viewBox="0 0 384 557">
          <text:p/>
        </draw:connector>
        <draw:connector draw:style-name="gr10" draw:text-style-name="P8" draw:layer="layout" draw:type="line" svg:x1="6.224cm" svg:y1="5.136cm" svg:x2="6.607cm" svg:y2="6.232cm" draw:start-shape="id9" draw:start-glue-point="1" draw:end-shape="id15" svg:d="M6224 5136l383 1096" svg:viewBox="0 0 384 1097">
          <text:p/>
        </draw:connector>
        <draw:custom-shape draw:style-name="gr9" draw:text-style-name="P7" xml:id="id16" draw:id="id16" draw:layer="layout" svg:width="2.696cm" svg:height="0.374cm" svg:x="6.607cm" svg:y="6.587cm">
          <text:p text:style-name="P6"><text:span text:style-name="T2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6.774cm" draw:start-shape="id9" draw:start-glue-point="1" draw:end-shape="id16" draw:end-glue-point="3" svg:d="M6224 5136l383 1638" svg:viewBox="0 0 384 1639">
          <text:p/>
        </draw:connector>
        <draw:custom-shape draw:style-name="gr9" draw:text-style-name="P7" xml:id="id17" draw:id="id17" draw:layer="layout" svg:width="2.389cm" svg:height="0.377cm" svg:x="3.835cm" svg:y="7.113cm">
          <text:p text:style-name="P6"><text:span text:style-name="T2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8" draw:id="id18" draw:layer="layout" svg:width="2.696cm" svg:height="0.376cm" svg:x="6.607cm" svg:y="7.127cm">
          <text:p text:style-name="P6"><text:span text:style-name="T2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301cm" svg:x2="6.607cm" svg:y2="7.315cm" draw:start-shape="id17" draw:start-glue-point="1" draw:end-shape="id18" draw:end-glue-point="3" svg:d="M6224 7301l383 14" svg:viewBox="0 0 384 15">
          <text:p/>
        </draw:connector>
        <draw:custom-shape draw:style-name="gr9" draw:text-style-name="P7" xml:id="id19" draw:id="id19" draw:layer="layout" svg:width="2.389cm" svg:height="0.375cm" svg:x="3.835cm" svg:y="7.605cm">
          <text:p text:style-name="P6"><text:span text:style-name="T2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0" draw:id="id20" draw:layer="layout" svg:width="2.696cm" svg:height="0.375cm" svg:x="6.607cm" svg:y="7.618cm">
          <text:p text:style-name="P6"><text:span text:style-name="T2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792cm" svg:x2="6.607cm" svg:y2="7.805cm" draw:start-shape="id19" draw:start-glue-point="1" draw:end-shape="id20" draw:end-glue-point="3" svg:d="M6224 7792l383 13" svg:viewBox="0 0 384 14">
          <text:p/>
        </draw:connector>
        <draw:custom-shape draw:style-name="gr9" draw:text-style-name="P7" xml:id="id21" draw:id="id21" draw:layer="layout" svg:width="2.696cm" svg:height="0.375cm" svg:x="6.607cm" svg:y="8.112cm">
          <text:p text:style-name="P6"><text:span text:style-name="T2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2" draw:id="id22" draw:layer="layout" svg:width="2.696cm" svg:height="0.376cm" svg:x="6.607cm" svg:y="8.602cm">
          <text:p text:style-name="P6"><text:span text:style-name="T2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0" draw:id="id30" draw:layer="layout" svg:width="2.389cm" svg:height="0.377cm" svg:x="3.835cm" svg:y="10.294cm">
          <text:p text:style-name="P6"><text:span text:style-name="T2">read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792cm" svg:x2="6.607cm" svg:y2="8.299cm" draw:start-shape="id19" draw:start-glue-point="1" draw:end-shape="id21" draw:end-glue-point="3" svg:d="M6224 7792l383 507" svg:viewBox="0 0 384 508">
          <text:p/>
        </draw:connector>
        <draw:connector draw:style-name="gr10" draw:text-style-name="P8" draw:layer="layout" draw:type="line" svg:x1="6.224cm" svg:y1="7.792cm" svg:x2="6.607cm" svg:y2="8.79cm" draw:start-shape="id19" draw:start-glue-point="1" draw:end-shape="id22" draw:end-glue-point="3" svg:d="M6224 7792l383 998" svg:viewBox="0 0 384 999">
          <text:p/>
        </draw:connector>
        <draw:custom-shape draw:style-name="gr9" draw:text-style-name="P7" xml:id="id23" draw:id="id23" draw:layer="layout" svg:width="2.389cm" svg:height="0.375cm" svg:x="9.654cm" svg:y="8.112cm">
          <text:p text:style-name="P6"><text:span text:style-name="T2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79cm" svg:y1="8.299cm" svg:x2="9.654cm" svg:y2="8.299cm" draw:end-shape="id23" draw:end-glue-point="3" svg:d="M9379 8299h275" svg:viewBox="0 0 276 1">
          <text:p/>
        </draw:connector>
        <draw:custom-shape draw:style-name="gr9" draw:text-style-name="P7" xml:id="id24" draw:id="id24" draw:layer="layout" svg:width="2.389cm" svg:height="0.376cm" svg:x="9.654cm" svg:y="8.602cm">
          <text:p text:style-name="P6"><text:span text:style-name="T2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79cm" svg:y1="8.79cm" svg:x2="9.654cm" svg:y2="8.79cm" draw:end-shape="id24" svg:d="M9379 8790h275" svg:viewBox="0 0 276 1">
          <text:p/>
        </draw:connector>
        <draw:custom-shape draw:style-name="gr9" draw:text-style-name="P7" xml:id="id25" draw:id="id25" draw:layer="layout" svg:width="2.388cm" svg:height="0.376cm" svg:x="12.423cm" svg:y="8.602cm">
          <text:p text:style-name="P6"><text:span text:style-name="T2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12.043cm" svg:y1="8.79cm" svg:x2="12.423cm" svg:y2="8.79cm" draw:start-shape="id24" draw:start-glue-point="1" draw:end-shape="id25" draw:end-glue-point="3" svg:d="M12043 8790h380" svg:viewBox="0 0 381 1">
          <text:p/>
        </draw:connector>
        <draw:custom-shape draw:style-name="gr9" draw:text-style-name="P7" xml:id="id26" draw:id="id26" draw:layer="layout" svg:width="2.389cm" svg:height="0.374cm" svg:x="9.654cm" svg:y="9.695cm">
          <text:p text:style-name="P6"><text:span text:style-name="T2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03cm" svg:y1="8.79cm" svg:x2="9.654cm" svg:y2="9.882cm" draw:start-shape="id22" draw:start-glue-point="1" draw:end-shape="id26" draw:end-glue-point="3" svg:d="M9303 8790l351 1092" svg:viewBox="0 0 352 1093">
          <text:p/>
        </draw:connector>
        <draw:custom-shape draw:style-name="gr9" draw:text-style-name="P7" xml:id="id28" draw:id="id28" draw:layer="layout" svg:width="2.389cm" svg:height="0.373cm" svg:x="3.835cm" svg:y="10.788cm">
          <text:p text:style-name="P6"><text:span text:style-name="T2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0.958cm" svg:x2="3.835cm" svg:y2="10.974cm" draw:start-shape="id27" draw:start-glue-point="1" draw:end-shape="id28" draw:end-glue-point="3" svg:d="M3155 10958l680 16" svg:viewBox="0 0 681 17">
          <text:p/>
        </draw:connector>
        <draw:custom-shape draw:style-name="gr9" draw:text-style-name="P7" xml:id="id29" draw:id="id29" draw:layer="layout" svg:width="2.696cm" svg:height="0.373cm" svg:x="6.607cm" svg:y="10.801cm">
          <text:p text:style-name="P6"><text:span text:style-name="T2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10.974cm" svg:x2="6.607cm" svg:y2="10.987cm" draw:start-shape="id28" draw:start-glue-point="1" draw:end-shape="id29" draw:end-glue-point="3" svg:d="M6224 10974l383 13" svg:viewBox="0 0 384 14">
          <text:p/>
        </draw:connector>
        <draw:custom-shape draw:style-name="gr9" draw:text-style-name="P7" xml:id="id31" draw:id="id31" draw:layer="layout" svg:width="2.388cm" svg:height="0.373cm" svg:x="3.815cm" svg:y="11.334cm">
          <text:p text:style-name="P6"><text:span text:style-name="T2">interpolat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2.297cm" svg:y1="2.382cm" svg:x2="2.282cm" svg:y2="10.771cm" draw:start-shape="id1" draw:start-glue-point="2" draw:end-shape="id27" svg:d="M2297 2382l-15 8389" svg:viewBox="0 0 16 8390">
          <text:p/>
        </draw:connector>
        <draw:connector draw:style-name="gr10" draw:text-style-name="P8" draw:layer="layout" draw:type="line" svg:x1="3.184cm" svg:y1="2.194cm" svg:x2="3.835cm" svg:y2="2.672cm" draw:start-shape="id1" draw:start-glue-point="1" draw:end-shape="id3" draw:end-glue-point="3" svg:d="M3184 2194l651 478" svg:viewBox="0 0 652 479">
          <text:p/>
        </draw:connector>
        <draw:connector draw:style-name="gr10" draw:text-style-name="P8" draw:layer="layout" draw:type="line" svg:x1="3.184cm" svg:y1="2.194cm" svg:x2="3.835cm" svg:y2="3.148cm" draw:start-shape="id1" draw:start-glue-point="1" draw:end-shape="id5" draw:end-glue-point="3" svg:d="M3184 2194l651 954" svg:viewBox="0 0 652 955">
          <text:p/>
        </draw:connector>
        <draw:connector draw:style-name="gr10" draw:text-style-name="P8" draw:layer="layout" draw:type="line" svg:x1="3.184cm" svg:y1="2.194cm" svg:x2="3.835cm" svg:y2="5.136cm" draw:start-shape="id1" draw:start-glue-point="1" draw:end-shape="id9" draw:end-glue-point="3" svg:d="M3184 2194l651 2942" svg:viewBox="0 0 652 2943">
          <text:p/>
        </draw:connector>
        <draw:connector draw:style-name="gr10" draw:text-style-name="P8" draw:layer="layout" draw:type="line" svg:x1="3.184cm" svg:y1="2.194cm" svg:x2="3.835cm" svg:y2="7.301cm" draw:start-shape="id1" draw:start-glue-point="1" draw:end-shape="id17" draw:end-glue-point="3" svg:d="M3184 2194l651 5107" svg:viewBox="0 0 652 5108">
          <text:p/>
        </draw:connector>
        <draw:connector draw:style-name="gr10" draw:text-style-name="P8" draw:layer="layout" draw:type="line" svg:x1="3.184cm" svg:y1="2.194cm" svg:x2="3.835cm" svg:y2="7.792cm" draw:start-shape="id1" draw:start-glue-point="1" draw:end-shape="id19" draw:end-glue-point="3" svg:d="M3184 2194l651 5598" svg:viewBox="0 0 652 5599">
          <text:p/>
        </draw:connector>
        <draw:connector draw:style-name="gr10" draw:text-style-name="P8" draw:layer="layout" draw:type="line" svg:x1="3.184cm" svg:y1="2.194cm" svg:x2="3.835cm" svg:y2="10.482cm" draw:start-shape="id1" draw:end-shape="id30" draw:end-glue-point="3" svg:d="M3184 2194l651 8288" svg:viewBox="0 0 652 8289">
          <text:p/>
        </draw:connector>
        <draw:connector draw:style-name="gr10" draw:text-style-name="P8" draw:layer="layout" draw:type="line" svg:x1="3.155cm" svg:y1="10.958cm" svg:x2="3.815cm" svg:y2="11.52cm" draw:start-shape="id27" draw:start-glue-point="1" draw:end-shape="id31" draw:end-glue-point="3" svg:d="M3155 10958l660 562" svg:viewBox="0 0 661 563">
          <text:p/>
        </draw:connector>
        <draw:custom-shape draw:style-name="gr9" draw:text-style-name="P7" xml:id="id32" draw:id="id32" draw:layer="layout" svg:width="2.388cm" svg:height="0.375cm" svg:x="3.815cm" svg:y="11.825cm">
          <text:p text:style-name="P6"><text:span text:style-name="T2">id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0.958cm" svg:x2="3.815cm" svg:y2="12.012cm" draw:start-shape="id27" draw:start-glue-point="1" draw:end-shape="id32" draw:end-glue-point="3" svg:d="M3155 10958l660 1054" svg:viewBox="0 0 661 1055">
          <text:p/>
        </draw:connector>
        <draw:custom-shape draw:style-name="gr9" draw:text-style-name="P7" xml:id="id33" draw:id="id33" draw:layer="layout" svg:width="2.388cm" svg:height="0.375cm" svg:x="3.815cm" svg:y="12.316cm">
          <text:p text:style-name="P6"><text:span text:style-name="T2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0.958cm" svg:x2="3.815cm" svg:y2="12.503cm" draw:start-shape="id27" draw:start-glue-point="1" draw:end-shape="id33" svg:d="M3155 10958l660 1545" svg:viewBox="0 0 661 1546">
          <text:p/>
        </draw:connector>
        <draw:custom-shape draw:style-name="gr2" draw:text-style-name="P4" draw:layer="layout" svg:width="11.975cm" svg:height="0.507cm" svg:x="3.63cm" svg:y="12.747cm">
          <text:p text:style-name="P3"><text:span text:style-name="T1">tau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89cm" svg:height="0.374cm" svg:x="3.819cm" svg:y="12.775cm">
          <text:p text:style-name="P6"><text:span text:style-name="T2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4" draw:id="id34" draw:layer="layout" svg:width="2.389cm" svg:height="0.376cm" svg:x="3.819cm" svg:y="13.293cm">
          <text:p text:style-name="P6"><text:span text:style-name="T2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0.958cm" svg:x2="3.819cm" svg:y2="13.481cm" draw:start-shape="id27" draw:start-glue-point="1" draw:end-shape="id34" draw:end-glue-point="3" svg:d="M3155 10958l664 2523" svg:viewBox="0 0 665 2524">
          <text:p/>
        </draw:connector>
        <draw:custom-shape draw:style-name="gr2" draw:text-style-name="P4" draw:layer="layout" svg:width="9.124cm" svg:height="1.094cm" svg:x="6.481cm" svg:y="14.228cm">
          <text:p text:style-name="P3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5" draw:id="id35" draw:layer="layout" svg:width="2.694cm" svg:height="0.992cm" svg:x="6.598cm" svg:y="14.308cm">
          <text:p text:style-name="P6"><text:span text:style-name="T2">interpolmolext</text:span></text:p>
          <text:p text:style-name="P6"><text:span text:style-name="T2">or</text:span></text:p>
          <text:p text:style-name="P6"><text:span text:style-name="T2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598cm" svg:y2="14.804cm" draw:start-shape="id34" draw:end-shape="id35" draw:end-glue-point="3" svg:d="M6208 13481l390 1323" svg:viewBox="0 0 391 1324">
          <text:p/>
        </draw:connector>
        <draw:custom-shape draw:style-name="gr5" draw:text-style-name="P10" draw:layer="layout" svg:width="9.124cm" svg:height="0.972cm" svg:x="6.481cm" svg:y="13.315cm">
          <text:p text:style-name="P10"><text:span text:style-name="T4">extraext.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6" draw:id="id36" draw:layer="layout" svg:width="2.696cm" svg:height="0.372cm" svg:x="6.607cm" svg:y="13.322cm">
          <text:p text:style-name="P6"><text:span text:style-name="T2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3.508cm" draw:start-shape="id34" draw:start-glue-point="1" draw:end-shape="id36" draw:end-glue-point="3" svg:d="M6208 13481l399 27" svg:viewBox="0 0 400 28">
          <text:p/>
        </draw:connector>
        <draw:custom-shape draw:style-name="gr9" draw:text-style-name="P7" xml:id="id37" draw:id="id37" draw:layer="layout" svg:width="2.696cm" svg:height="0.375cm" svg:x="6.607cm" svg:y="13.84cm">
          <text:p text:style-name="P6"><text:span text:style-name="T2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4.027cm" draw:start-shape="id34" draw:start-glue-point="1" draw:end-shape="id37" draw:end-glue-point="3" svg:d="M6208 13481l399 546" svg:viewBox="0 0 400 547">
          <text:p/>
        </draw:connector>
        <draw:custom-shape draw:style-name="gr4" draw:text-style-name="P4" draw:layer="layout" svg:width="9.124cm" svg:height="2.032cm" svg:x="6.481cm" svg:y="17.448cm">
          <text:p text:style-name="P3"><text:span text:style-name="T1">slantpath.c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0" draw:id="id40" draw:layer="layout" svg:width="2.698cm" svg:height="0.375cm" svg:x="6.636cm" svg:y="16.977cm">
          <text:p text:style-name="P6"><text:span text:style-name="T2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38" draw:id="id38" draw:layer="layout" svg:width="2.389cm" svg:height="0.376cm" svg:x="3.819cm" svg:y="16.487cm">
          <text:p text:style-name="P6"><text:span text:style-name="T2">emergent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39" draw:id="id39" draw:layer="layout" svg:width="2.696cm" svg:height="0.373cm" svg:x="6.607cm" svg:y="16.516cm">
          <text:p text:style-name="P6"><text:span text:style-name="T2">eclipse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0.958cm" svg:x2="3.819cm" svg:y2="16.675cm" draw:start-shape="id27" draw:start-glue-point="1" draw:end-shape="id38" draw:end-glue-point="3" svg:d="M3155 10958l664 5717" svg:viewBox="0 0 665 5718">
          <text:p/>
        </draw:connector>
        <draw:connector draw:style-name="gr10" draw:text-style-name="P8" draw:layer="layout" draw:type="line" svg:x1="6.208cm" svg:y1="16.675cm" svg:x2="6.607cm" svg:y2="16.702cm" draw:start-shape="id38" draw:start-glue-point="1" draw:end-shape="id39" draw:end-glue-point="3" svg:d="M6208 16675l399 27" svg:viewBox="0 0 400 28">
          <text:p/>
        </draw:connector>
        <draw:connector draw:style-name="gr10" draw:text-style-name="P8" draw:layer="layout" draw:type="line" svg:x1="6.208cm" svg:y1="16.675cm" svg:x2="6.636cm" svg:y2="17.164cm" draw:start-shape="id38" draw:end-shape="id40" draw:end-glue-point="3" svg:d="M6208 16675l428 489" svg:viewBox="0 0 429 490">
          <text:p/>
        </draw:connector>
        <draw:custom-shape draw:style-name="gr12" draw:text-style-name="P7" xml:id="id41" draw:id="id41" draw:layer="layout" svg:width="2.389cm" svg:height="0.376cm" svg:x="3.819cm" svg:y="17.545cm">
          <text:p text:style-name="P6"><text:span text:style-name="T2">mod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0.958cm" svg:x2="3.819cm" svg:y2="17.733cm" draw:start-shape="id27" draw:start-glue-point="1" draw:end-shape="id41" draw:end-glue-point="3" svg:d="M3155 10958l664 6775" svg:viewBox="0 0 665 6776">
          <text:p/>
        </draw:connector>
        <draw:custom-shape draw:style-name="gr12" draw:text-style-name="P7" xml:id="id42" draw:id="id42" draw:layer="layout" svg:width="2.696cm" svg:height="0.374cm" svg:x="6.607cm" svg:y="17.5cm">
          <text:p text:style-name="P6"><text:span text:style-name="T2">modulationper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7.733cm" svg:x2="6.607cm" svg:y2="17.687cm" draw:start-shape="id41" draw:start-glue-point="1" draw:end-shape="id42" draw:end-glue-point="3" svg:d="M6208 17733l399-46" svg:viewBox="0 0 400 47">
          <text:p/>
        </draw:connector>
        <draw:custom-shape draw:style-name="gr5" draw:text-style-name="P2" draw:layer="layout" svg:width="9.124cm" svg:height="0.57cm" svg:x="6.481cm" svg:y="15.317cm">
          <text:p text:style-name="P1"><text:span text:style-name="T1">slantpath.c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3" draw:id="id43" draw:layer="layout" svg:width="2.696cm" svg:height="0.375cm" svg:x="6.607cm" svg:y="15.996cm">
          <text:p text:style-name="P6"><text:span text:style-name="T2">eclips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6.183cm" draw:start-shape="id34" draw:start-glue-point="1" draw:end-shape="id43" svg:d="M6208 13481l399 2702" svg:viewBox="0 0 400 2703">
          <text:p/>
        </draw:connector>
        <draw:custom-shape draw:style-name="gr12" draw:text-style-name="P7" draw:layer="layout" svg:width="2.696cm" svg:height="0.375cm" svg:x="6.607cm" svg:y="15.455cm">
          <text:p text:style-name="P6"><text:span text:style-name="T2">transit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44" draw:id="id44" draw:layer="layout" svg:width="2.389cm" svg:height="1.049cm" svg:x="9.654cm" svg:y="17.531cm">
          <text:p text:style-name="P6"><text:span text:style-name="T2">modulation1</text:span></text:p>
          <text:p text:style-name="P6"><text:span text:style-name="T2">or</text:span></text:p>
          <text:p text:style-name="P6"><text:span text:style-name="T2">modulation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03cm" svg:y1="17.687cm" svg:x2="9.654cm" svg:y2="18.055cm" draw:start-shape="id42" draw:start-glue-point="1" draw:end-shape="id44" draw:end-glue-point="3" svg:d="M9303 17687l351 368" svg:viewBox="0 0 352 369">
          <text:p/>
        </draw:connector>
        <draw:connector draw:style-name="gr10" draw:text-style-name="P8" draw:layer="layout" draw:type="line" svg:x1="2.282cm" svg:y1="11.146cm" svg:x2="2.282cm" svg:y2="18.889cm" draw:start-shape="id27" draw:start-glue-point="2" draw:end-shape="id45" svg:d="M2282 11146v7743" svg:viewBox="0 0 1 77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1:56:13.011496333</meta:creation-date>
    <dc:date>2015-07-08T13:16:36.600913449</dc:date>
    <meta:editing-duration>PT37M6S</meta:editing-duration>
    <meta:editing-cycles>5</meta:editing-cycles>
    <meta:generator>LibreOffice/4.2.8.2$Linux_X86_64 LibreOffice_project/420m0$Build-2</meta:generator>
    <meta:document-statistic meta:object-count="113"/>
  </office:meta>
</office:document-meta>
</file>